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17pt" svg:height="254.98pt" svg:x="425.31pt" svg:y="141.31pt">
            <draw:object draw:notify-on-update-of-ranges="Sheet1.J3:Sheet1.J10 Sheet1.K3:Sheet1.K10 Sheet1.J3:Sheet1.J10 Sheet1.L3:Sheet1.L10 Sheet1.J3:Sheet1.J10 Sheet1.M3:Sheet1.M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AVERAGE TIME OF ACCESS</text:p>
          </table:table-cell>
          <table:table-cell table:number-columns-repeated="4"/>
          <table:table-cell office:value-type="string" calcext:value-type="string">
            <text:p>times in microseconds</text:p>
          </table:table-cell>
          <table:table-cell table:number-columns-repeated="3"/>
          <table:table-cell office:value-type="string" calcext:value-type="string">
            <text:p>RESPECT TO log_2(Siz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ree_balanced</text:p>
          </table:table-cell>
          <table:table-cell office:value-type="string" calcext:value-type="string">
            <text:p>std::map</text:p>
          </table:table-cell>
          <table:table-cell table:number-columns-repeated="5"/>
          <table:table-cell office:value-type="string" calcext:value-type="string">
            <text:p>log_2(size)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ree_balanced</text:p>
          </table:table-cell>
          <table:table-cell office:value-type="string" calcext:value-type="string">
            <text:p>std::map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B22]/[.$A22]" office:value-type="float" office:value="0.58292625" calcext:value-type="float">
            <text:p>0.58292625</text:p>
          </table:table-cell>
          <table:table-cell table:formula="of:=[.C22]/[.$A22]" office:value-type="float" office:value="0.433569" calcext:value-type="float">
            <text:p>0.433569</text:p>
          </table:table-cell>
          <table:table-cell table:formula="of:=[.D22]/[.$A22]" office:value-type="float" office:value="0.59192375" calcext:value-type="float">
            <text:p>0.59192375</text:p>
          </table:table-cell>
          <table:table-cell table:number-columns-repeated="5"/>
          <table:table-cell table:formula="of:=LOG([.A3];2)" office:value-type="float" office:value="19.9315685693242" calcext:value-type="float">
            <text:p>19.9315685693242</text:p>
          </table:table-cell>
          <table:table-cell office:value-type="float" office:value="0.58292625" calcext:value-type="float">
            <text:p>0.58292625</text:p>
          </table:table-cell>
          <table:table-cell office:value-type="float" office:value="0.433569" calcext:value-type="float">
            <text:p>0.433569</text:p>
          </table:table-cell>
          <table:table-cell office:value-type="float" office:value="0.59192375" calcext:value-type="float">
            <text:p>0.5919237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[.B23]/[.$A23]" office:value-type="float" office:value="0.942646166666667" calcext:value-type="float">
            <text:p>0.942646166666667</text:p>
          </table:table-cell>
          <table:table-cell table:formula="of:=[.C23]/[.$A23]" office:value-type="float" office:value="0.7777765" calcext:value-type="float">
            <text:p>0.7777765</text:p>
          </table:table-cell>
          <table:table-cell table:formula="of:=[.D23]/[.$A23]" office:value-type="float" office:value="0.920155666666667" calcext:value-type="float">
            <text:p>0.920155666666667</text:p>
          </table:table-cell>
          <table:table-cell table:number-columns-repeated="5"/>
          <table:table-cell table:formula="of:=LOG([.A4];2)" office:value-type="float" office:value="20.9315685693242" calcext:value-type="float">
            <text:p>20.9315685693242</text:p>
          </table:table-cell>
          <table:table-cell office:value-type="float" office:value="0.942646166666667" calcext:value-type="float">
            <text:p>0.942646166666667</text:p>
          </table:table-cell>
          <table:table-cell office:value-type="float" office:value="0.7777765" calcext:value-type="float">
            <text:p>0.7777765</text:p>
          </table:table-cell>
          <table:table-cell office:value-type="float" office:value="0.920155666666667" calcext:value-type="float">
            <text:p>0.920155666666667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[.B24]/[.$A24]" office:value-type="float" office:value="1.1664885" calcext:value-type="float">
            <text:p>1.1664885</text:p>
          </table:table-cell>
          <table:table-cell table:formula="of:=[.C24]/[.$A24]" office:value-type="float" office:value="0.925671666666667" calcext:value-type="float">
            <text:p>0.925671666666667</text:p>
          </table:table-cell>
          <table:table-cell table:formula="of:=[.D24]/[.$A24]" office:value-type="float" office:value="0.99498575" calcext:value-type="float">
            <text:p>0.99498575</text:p>
          </table:table-cell>
          <table:table-cell table:number-columns-repeated="5"/>
          <table:table-cell table:formula="of:=LOG([.A5];2)" office:value-type="float" office:value="21.9315685693242" calcext:value-type="float">
            <text:p>21.9315685693242</text:p>
          </table:table-cell>
          <table:table-cell office:value-type="float" office:value="1.1664885" calcext:value-type="float">
            <text:p>1.1664885</text:p>
          </table:table-cell>
          <table:table-cell office:value-type="float" office:value="0.925671666666667" calcext:value-type="float">
            <text:p>0.925671666666667</text:p>
          </table:table-cell>
          <table:table-cell office:value-type="float" office:value="0.99498575" calcext:value-type="float">
            <text:p>0.99498575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[.B25]/[.$A25]" office:value-type="float" office:value="1.09468608333333" calcext:value-type="float">
            <text:p>1.09468608333333</text:p>
          </table:table-cell>
          <table:table-cell table:formula="of:=[.C25]/[.$A25]" office:value-type="float" office:value="0.914381666666667" calcext:value-type="float">
            <text:p>0.914381666666667</text:p>
          </table:table-cell>
          <table:table-cell table:formula="of:=[.D25]/[.$A25]" office:value-type="float" office:value="0.97008725" calcext:value-type="float">
            <text:p>0.97008725</text:p>
          </table:table-cell>
          <table:table-cell table:number-columns-repeated="5"/>
          <table:table-cell table:formula="of:=LOG([.A6];2)" office:value-type="float" office:value="22.5165310700453" calcext:value-type="float">
            <text:p>22.5165310700453</text:p>
          </table:table-cell>
          <table:table-cell office:value-type="float" office:value="1.09468608333333" calcext:value-type="float">
            <text:p>1.09468608333333</text:p>
          </table:table-cell>
          <table:table-cell office:value-type="float" office:value="0.914381666666667" calcext:value-type="float">
            <text:p>0.914381666666667</text:p>
          </table:table-cell>
          <table:table-cell office:value-type="float" office:value="0.97008725" calcext:value-type="float">
            <text:p>0.97008725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[.B26]/[.$A26]" office:value-type="float" office:value="1.2363195625" calcext:value-type="float">
            <text:p>1.2363195625</text:p>
          </table:table-cell>
          <table:table-cell table:formula="of:=[.C26]/[.$A26]" office:value-type="float" office:value="0.9578055" calcext:value-type="float">
            <text:p>0.9578055</text:p>
          </table:table-cell>
          <table:table-cell table:formula="of:=[.D26]/[.$A26]" office:value-type="float" office:value="0.9949945625" calcext:value-type="float">
            <text:p>0.9949945625</text:p>
          </table:table-cell>
          <table:table-cell table:number-columns-repeated="5"/>
          <table:table-cell table:formula="of:=LOG([.A7];2)" office:value-type="float" office:value="22.9315685693242" calcext:value-type="float">
            <text:p>22.9315685693242</text:p>
          </table:table-cell>
          <table:table-cell office:value-type="float" office:value="1.2363195625" calcext:value-type="float">
            <text:p>1.2363195625</text:p>
          </table:table-cell>
          <table:table-cell office:value-type="float" office:value="0.9578055" calcext:value-type="float">
            <text:p>0.9578055</text:p>
          </table:table-cell>
          <table:table-cell office:value-type="float" office:value="0.9949945625" calcext:value-type="float">
            <text:p>0.994994562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[.B27]/[.$A27]" office:value-type="float" office:value="1.3821422" calcext:value-type="float">
            <text:p>1.3821422</text:p>
          </table:table-cell>
          <table:table-cell table:formula="of:=[.C27]/[.$A27]" office:value-type="float" office:value="0.9915521" calcext:value-type="float">
            <text:p>0.9915521</text:p>
          </table:table-cell>
          <table:table-cell table:formula="of:=[.D27]/[.$A27]" office:value-type="float" office:value="1.0150092" calcext:value-type="float">
            <text:p>1.0150092</text:p>
          </table:table-cell>
          <table:table-cell table:number-columns-repeated="5"/>
          <table:table-cell table:formula="of:=LOG([.A8];2)" office:value-type="float" office:value="23.2534966642115" calcext:value-type="float">
            <text:p>23.2534966642115</text:p>
          </table:table-cell>
          <table:table-cell office:value-type="float" office:value="1.3821422" calcext:value-type="float">
            <text:p>1.3821422</text:p>
          </table:table-cell>
          <table:table-cell office:value-type="float" office:value="0.9915521" calcext:value-type="float">
            <text:p>0.9915521</text:p>
          </table:table-cell>
          <table:table-cell office:value-type="float" office:value="1.0150092" calcext:value-type="float">
            <text:p>1.0150092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[.B28]/[.$A28]" office:value-type="float" office:value="1.7302803125" calcext:value-type="float">
            <text:p>1.7302803125</text:p>
          </table:table-cell>
          <table:table-cell table:formula="of:=[.C28]/[.$A28]" office:value-type="float" office:value="1.1654454375" calcext:value-type="float">
            <text:p>1.1654454375</text:p>
          </table:table-cell>
          <table:table-cell table:formula="of:=[.D28]/[.$A28]" office:value-type="float" office:value="1.195337" calcext:value-type="float">
            <text:p>1.195337</text:p>
          </table:table-cell>
          <table:table-cell table:number-columns-repeated="5"/>
          <table:table-cell table:formula="of:=LOG([.A9];2)" office:value-type="float" office:value="23.9315685693242" calcext:value-type="float">
            <text:p>23.9315685693242</text:p>
          </table:table-cell>
          <table:table-cell office:value-type="float" office:value="1.7302803125" calcext:value-type="float">
            <text:p>1.7302803125</text:p>
          </table:table-cell>
          <table:table-cell office:value-type="float" office:value="1.1654454375" calcext:value-type="float">
            <text:p>1.1654454375</text:p>
          </table:table-cell>
          <table:table-cell office:value-type="float" office:value="1.195337" calcext:value-type="float">
            <text:p>1.195337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[.B29]/[.$A29]" office:value-type="float" office:value="1.81832565" calcext:value-type="float">
            <text:p>1.81832565</text:p>
          </table:table-cell>
          <table:table-cell table:formula="of:=[.C29]/[.$A29]" office:value-type="float" office:value="1.2401115" calcext:value-type="float">
            <text:p>1.2401115</text:p>
          </table:table-cell>
          <table:table-cell table:formula="of:=[.D29]/[.$A29]" office:value-type="float" office:value="1.3105289" calcext:value-type="float">
            <text:p>1.3105289</text:p>
          </table:table-cell>
          <table:table-cell table:number-columns-repeated="5"/>
          <table:table-cell table:formula="of:=LOG([.A10];2)" office:value-type="float" office:value="24.2534966642115" calcext:value-type="float">
            <text:p>24.2534966642115</text:p>
          </table:table-cell>
          <table:table-cell office:value-type="float" office:value="1.81832565" calcext:value-type="float">
            <text:p>1.81832565</text:p>
          </table:table-cell>
          <table:table-cell office:value-type="float" office:value="1.2401115" calcext:value-type="float">
            <text:p>1.2401115</text:p>
          </table:table-cell>
          <table:table-cell office:value-type="float" office:value="1.3105289" calcext:value-type="float">
            <text:p>1.3105289</text:p>
          </table:table-cell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TOTAL TIME OF ACCESS TO ALL THE KE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ree_balanced</text:p>
          </table:table-cell>
          <table:table-cell office:value-type="string" calcext:value-type="string">
            <text:p>std::map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([.B38]+[.B39]+[.B40]+[.B41])/4" office:value-type="float" office:value="582926.25" calcext:value-type="float">
            <text:p>582926.25</text:p>
          </table:table-cell>
          <table:table-cell table:formula="of:=([.C38]+[.C39]+[.C40]+[.C41])/4" office:value-type="float" office:value="433569" calcext:value-type="float">
            <text:p>433569</text:p>
          </table:table-cell>
          <table:table-cell table:formula="of:=([.D38]+[.D39]+[.D40]+[.D41])/4" office:value-type="float" office:value="591923.75" calcext:value-type="float">
            <text:p>591923.75</text:p>
          </table:table-cell>
          <table: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SUM([.B42:.B44])/3" office:value-type="float" office:value="1885292.33333333" calcext:value-type="float">
            <text:p>1885292.33333333</text:p>
          </table:table-cell>
          <table:table-cell table:formula="of:=SUM([.C42:.C44])/3" office:value-type="float" office:value="1555553" calcext:value-type="float">
            <text:p>1555553</text:p>
          </table:table-cell>
          <table:table-cell table:formula="of:=SUM([.D42:.D44])/3" office:value-type="float" office:value="1840311.33333333" calcext:value-type="float">
            <text:p>1840311.33333333</text:p>
          </table:table-cell>
          <table:table-cell table:number-columns-repeated="9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SUM([.B45:.B47])/3" office:value-type="float" office:value="4665954" calcext:value-type="float">
            <text:p>4665954</text:p>
          </table:table-cell>
          <table:table-cell table:formula="of:=SUM([.C45:.C47])/3" office:value-type="float" office:value="3702686.66666667" calcext:value-type="float">
            <text:p>3702686.66666667</text:p>
          </table:table-cell>
          <table:table-cell table:formula="of:=SUM([.D45:.D47])/3" office:value-type="float" office:value="3979943" calcext:value-type="float">
            <text:p>3979943</text:p>
          </table:table-cell>
          <table:table-cell table:number-columns-repeated="9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SUM([.B48:.B49])/2" office:value-type="float" office:value="6568116.5" calcext:value-type="float">
            <text:p>6568116.5</text:p>
          </table:table-cell>
          <table:table-cell table:formula="of:=SUM([.C48:.C49])/2" office:value-type="float" office:value="5486290" calcext:value-type="float">
            <text:p>5486290</text:p>
          </table:table-cell>
          <table:table-cell table:formula="of:=SUM([.D48:.D49])/2" office:value-type="float" office:value="5820523.5" calcext:value-type="float">
            <text:p>5820523.5</text:p>
          </table:table-cell>
          <table:table-cell table:number-columns-repeated="9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SUM([.B50:.B51])/2" office:value-type="float" office:value="9890556.5" calcext:value-type="float">
            <text:p>9890556.5</text:p>
          </table:table-cell>
          <table:table-cell table:formula="of:=SUM([.C50:.C51])/2" office:value-type="float" office:value="7662444" calcext:value-type="float">
            <text:p>7662444</text:p>
          </table:table-cell>
          <table:table-cell table:formula="of:=SUM([.D50:.D51])/2" office:value-type="float" office:value="7959956.5" calcext:value-type="float">
            <text:p>7959956.5</text:p>
          </table:table-cell>
          <table:table-cell table:number-columns-repeated="9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SUM([.B52:.B53])/2" office:value-type="float" office:value="13821422" calcext:value-type="float">
            <text:p>13821422</text:p>
          </table:table-cell>
          <table:table-cell table:formula="of:=SUM([.C52:.C53])/2" office:value-type="float" office:value="9915521" calcext:value-type="float">
            <text:p>9915521</text:p>
          </table:table-cell>
          <table:table-cell table:formula="of:=SUM([.D52:.D53])/2" office:value-type="float" office:value="10150092" calcext:value-type="float">
            <text:p>10150092</text:p>
          </table:table-cell>
          <table:table-cell table:number-columns-repeated="9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SUM([.B54:.B55])/2" office:value-type="float" office:value="27684485" calcext:value-type="float">
            <text:p>27684485</text:p>
          </table:table-cell>
          <table:table-cell table:formula="of:=SUM([.C54:.C55])/2" office:value-type="float" office:value="18647127" calcext:value-type="float">
            <text:p>18647127</text:p>
          </table:table-cell>
          <table:table-cell table:formula="of:=SUM([.D54:.D55])/2" office:value-type="float" office:value="19125392" calcext:value-type="float">
            <text:p>19125392</text:p>
          </table:table-cell>
          <table:table-cell table:number-columns-repeated="9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SUM([.B56:.B57])/2" office:value-type="float" office:value="36366513" calcext:value-type="float">
            <text:p>36366513</text:p>
          </table:table-cell>
          <table:table-cell table:formula="of:=SUM([.C56:.C57])/2" office:value-type="float" office:value="24802230" calcext:value-type="float">
            <text:p>24802230</text:p>
          </table:table-cell>
          <table:table-cell table:formula="of:=SUM([.D56:.D57])/2" office:value-type="float" office:value="26210578" calcext:value-type="float">
            <text:p>26210578</text:p>
          </table:table-cell>
          <table:table-cell table:number-columns-repeated="9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ree_balanced</text:p>
          </table:table-cell>
          <table:table-cell office:value-type="string" calcext:value-type="string">
            <text:p>std::map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52647" calcext:value-type="float">
            <text:p>752647</text:p>
          </table:table-cell>
          <table:table-cell office:value-type="float" office:value="436455" calcext:value-type="float">
            <text:p>436455</text:p>
          </table:table-cell>
          <table:table-cell office:value-type="float" office:value="637091" calcext:value-type="float">
            <text:p>637091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40244" calcext:value-type="float">
            <text:p>740244</text:p>
          </table:table-cell>
          <table:table-cell office:value-type="float" office:value="421941" calcext:value-type="float">
            <text:p>421941</text:p>
          </table:table-cell>
          <table:table-cell office:value-type="float" office:value="450964" calcext:value-type="float">
            <text:p>450964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3947" calcext:value-type="float">
            <text:p>73947</text:p>
          </table:table-cell>
          <table:table-cell office:value-type="float" office:value="424916" calcext:value-type="float">
            <text:p>424916</text:p>
          </table:table-cell>
          <table:table-cell office:value-type="float" office:value="630595" calcext:value-type="float">
            <text:p>630595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64867" calcext:value-type="float">
            <text:p>764867</text:p>
          </table:table-cell>
          <table:table-cell office:value-type="float" office:value="450964" calcext:value-type="float">
            <text:p>450964</text:p>
          </table:table-cell>
          <table:table-cell office:value-type="float" office:value="649045" calcext:value-type="float">
            <text:p>649045</text:p>
          </table:table-cell>
          <table: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872752" calcext:value-type="float">
            <text:p>1872752</text:p>
          </table:table-cell>
          <table:table-cell office:value-type="float" office:value="1550072" calcext:value-type="float">
            <text:p>1550072</text:p>
          </table:table-cell>
          <table:table-cell office:value-type="float" office:value="1821949" calcext:value-type="float">
            <text:p>1821949</text:p>
          </table:table-cell>
          <table: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903757" calcext:value-type="float">
            <text:p>1903757</text:p>
          </table:table-cell>
          <table:table-cell office:value-type="float" office:value="1563803" calcext:value-type="float">
            <text:p>1563803</text:p>
          </table:table-cell>
          <table:table-cell office:value-type="float" office:value="1863249" calcext:value-type="float">
            <text:p>1863249</text:p>
          </table:table-cell>
          <table: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879368" calcext:value-type="float">
            <text:p>1879368</text:p>
          </table:table-cell>
          <table:table-cell office:value-type="float" office:value="1552784" calcext:value-type="float">
            <text:p>1552784</text:p>
          </table:table-cell>
          <table:table-cell office:value-type="float" office:value="1835736" calcext:value-type="float">
            <text:p>1835736</text:p>
          </table:table-cell>
          <table:table-cell table:number-columns-repeated="9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4688324" calcext:value-type="float">
            <text:p>4688324</text:p>
          </table:table-cell>
          <table:table-cell office:value-type="float" office:value="3706756" calcext:value-type="float">
            <text:p>3706756</text:p>
          </table:table-cell>
          <table:table-cell office:value-type="float" office:value="3984626" calcext:value-type="float">
            <text:p>3984626</text:p>
          </table:table-cell>
          <table:table-cell table:number-columns-repeated="9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4633390" calcext:value-type="float">
            <text:p>4633390</text:p>
          </table:table-cell>
          <table:table-cell office:value-type="float" office:value="3693699" calcext:value-type="float">
            <text:p>3693699</text:p>
          </table:table-cell>
          <table:table-cell office:value-type="float" office:value="3971524" calcext:value-type="float">
            <text:p>3971524</text:p>
          </table:table-cell>
          <table:table-cell table:number-columns-repeated="9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4676148" calcext:value-type="float">
            <text:p>4676148</text:p>
          </table:table-cell>
          <table:table-cell office:value-type="float" office:value="3707605" calcext:value-type="float">
            <text:p>3707605</text:p>
          </table:table-cell>
          <table:table-cell office:value-type="float" office:value="3983679" calcext:value-type="float">
            <text:p>3983679</text:p>
          </table:table-cell>
          <table:table-cell table:number-columns-repeated="9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6628186" calcext:value-type="float">
            <text:p>6628186</text:p>
          </table:table-cell>
          <table:table-cell office:value-type="float" office:value="5515016" calcext:value-type="float">
            <text:p>5515016</text:p>
          </table:table-cell>
          <table:table-cell office:value-type="float" office:value="5846411" calcext:value-type="float">
            <text:p>5846411</text:p>
          </table:table-cell>
          <table:table-cell table:number-columns-repeated="9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6508047" calcext:value-type="float">
            <text:p>6508047</text:p>
          </table:table-cell>
          <table:table-cell office:value-type="float" office:value="5457564" calcext:value-type="float">
            <text:p>5457564</text:p>
          </table:table-cell>
          <table:table-cell office:value-type="float" office:value="5794636" calcext:value-type="float">
            <text:p>5794636</text:p>
          </table:table-cell>
          <table:table-cell table:number-columns-repeated="9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9857108" calcext:value-type="float">
            <text:p>9857108</text:p>
          </table:table-cell>
          <table:table-cell office:value-type="float" office:value="7670062" calcext:value-type="float">
            <text:p>7670062</text:p>
          </table:table-cell>
          <table:table-cell office:value-type="float" office:value="7970488" calcext:value-type="float">
            <text:p>7970488</text:p>
          </table:table-cell>
          <table:table-cell table:number-columns-repeated="9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9924005" calcext:value-type="float">
            <text:p>9924005</text:p>
          </table:table-cell>
          <table:table-cell office:value-type="float" office:value="7654826" calcext:value-type="float">
            <text:p>7654826</text:p>
          </table:table-cell>
          <table:table-cell office:value-type="float" office:value="7949425" calcext:value-type="float">
            <text:p>7949425</text:p>
          </table:table-cell>
          <table:table-cell table:number-columns-repeated="9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4150141" calcext:value-type="float">
            <text:p>14150141</text:p>
          </table:table-cell>
          <table:table-cell office:value-type="float" office:value="10025553" calcext:value-type="float">
            <text:p>10025553</text:p>
          </table:table-cell>
          <table:table-cell office:value-type="float" office:value="10239941" calcext:value-type="float">
            <text:p>10239941</text:p>
          </table:table-cell>
          <table:table-cell table:number-columns-repeated="9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3492703" calcext:value-type="float">
            <text:p>13492703</text:p>
          </table:table-cell>
          <table:table-cell office:value-type="float" office:value="9805489" calcext:value-type="float">
            <text:p>9805489</text:p>
          </table:table-cell>
          <table:table-cell office:value-type="float" office:value="10060243" calcext:value-type="float">
            <text:p>10060243</text:p>
          </table:table-cell>
          <table:table-cell table:number-columns-repeated="9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26677578" calcext:value-type="float">
            <text:p>26677578</text:p>
          </table:table-cell>
          <table:table-cell office:value-type="float" office:value="17334444" calcext:value-type="float">
            <text:p>17334444</text:p>
          </table:table-cell>
          <table:table-cell office:value-type="float" office:value="18658296" calcext:value-type="float">
            <text:p>18658296</text:p>
          </table:table-cell>
          <table:table-cell table:number-columns-repeated="9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28691392" calcext:value-type="float">
            <text:p>28691392</text:p>
          </table:table-cell>
          <table:table-cell office:value-type="float" office:value="19959810" calcext:value-type="float">
            <text:p>19959810</text:p>
          </table:table-cell>
          <table:table-cell office:value-type="float" office:value="19592488" calcext:value-type="float">
            <text:p>19592488</text:p>
          </table:table-cell>
          <table:table-cell table:number-columns-repeated="9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6315710" calcext:value-type="float">
            <text:p>36315710</text:p>
          </table:table-cell>
          <table:table-cell office:value-type="float" office:value="24882945" calcext:value-type="float">
            <text:p>24882945</text:p>
          </table:table-cell>
          <table:table-cell office:value-type="float" office:value="26392054" calcext:value-type="float">
            <text:p>26392054</text:p>
          </table:table-cell>
          <table:table-cell table:number-columns-repeated="9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6417316" calcext:value-type="float">
            <text:p>36417316</text:p>
          </table:table-cell>
          <table:table-cell office:value-type="float" office:value="24721515" calcext:value-type="float">
            <text:p>24721515</text:p>
          </table:table-cell>
          <table:table-cell office:value-type="float" office:value="26029102" calcext:value-type="float">
            <text:p>2602910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 style:data-style-name="N2" text:time-value="11:21:38.125256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3:20:18.294473850</meta:creation-date>
    <dc:date>2019-01-31T11:24:03.498187106</dc:date>
    <meta:editing-duration>PT26M10S</meta:editing-duration>
    <meta:editing-cycles>12</meta:editing-cycles>
    <meta:generator>LibreOffice/6.0.7.3$Linux_X86_64 LibreOffice_project/00m0$Build-3</meta:generator>
    <meta:document-statistic meta:table-count="1" meta:cell-count="1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8.996cm" xlink:href=".." xlink:type="simple" chart:class="chart:scatter" chart:style-name="ch1">
        <chart:legend chart:legend-position="end" svg:x="13.321cm" svg:y="3.701cm" style:legend-expansion="high" chart:style-name="ch2"/>
        <chart:plot-area chart:style-name="ch3" table:cell-range-address="Sheet1.J3:Sheet1.M10" chart:data-source-has-labels="row" svg:x="1.33cm" svg:y="0.179cm" svg:width="11.672cm" svg:height="7.657cm">
          <chartooo:coordinate-region svg:x="2.057cm" svg:y="0.378cm" svg:width="10.613cm" svg:height="6.811cm"/>
          <chart:axis chart:dimension="x" chart:name="primary-x" chart:style-name="ch4">
            <chart:title svg:x="6.487cm" svg:y="8.015cm" chart:style-name="ch5">
              <text:p>log(size)</text:p>
            </chart:title>
          </chart:axis>
          <chart:axis chart:dimension="y" chart:name="primary-y" chart:style-name="ch4">
            <chart:title svg:x="0.451cm" svg:y="6.657cm" chart:style-name="ch6">
              <text:p>average access time(microseconds)</text:p>
            </chart:title>
            <chart:grid chart:style-name="ch7" chart:class="major"/>
          </chart:axis>
          <chart:series chart:style-name="ch8" chart:values-cell-range-address="Sheet1.K3:Sheet1.K10" loext:label-string="tree" chart:class="chart:scatter">
            <chart:domain table:cell-range-address="Sheet1.J3:Sheet1.J10"/>
            <chart:data-point chart:repeated="8"/>
          </chart:series>
          <chart:series chart:style-name="ch9" chart:values-cell-range-address="Sheet1.L3:Sheet1.L10" loext:label-string="tree_b" chart:class="chart:scatter">
            <chart:data-point chart:repeated="8"/>
          </chart:series>
          <chart:series chart:style-name="ch10" chart:values-cell-range-address="Sheet1.M3:Sheet1.M10" loext:label-string="std_map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tree</text:p>
              </table:table-cell>
              <table:table-cell office:value-type="string">
                <text:p>tree_b</text:p>
              </table:table-cell>
              <table:table-cell office:value-type="string">
                <text:p>std_ma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9315685693242">
                <text:p>19.9315685693242</text:p>
                <draw:g>
                  <svg:desc>Sheet1.J3:Sheet1.J10</svg:desc>
                </draw:g>
              </table:table-cell>
              <table:table-cell office:value-type="float" office:value="0.58292625">
                <text:p>0.58292625</text:p>
                <draw:g>
                  <svg:desc>Sheet1.K3:Sheet1.K10</svg:desc>
                </draw:g>
              </table:table-cell>
              <table:table-cell office:value-type="float" office:value="0.433569">
                <text:p>0.433569</text:p>
                <draw:g>
                  <svg:desc>Sheet1.L3:Sheet1.L10</svg:desc>
                </draw:g>
              </table:table-cell>
              <table:table-cell office:value-type="float" office:value="0.59192375">
                <text:p>0.59192375</text:p>
                <draw:g>
                  <svg:desc>Sheet1.M3:Sheet1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9315685693242">
                <text:p>20.9315685693242</text:p>
              </table:table-cell>
              <table:table-cell office:value-type="float" office:value="0.942646166666667">
                <text:p>0.942646166666667</text:p>
              </table:table-cell>
              <table:table-cell office:value-type="float" office:value="0.7777765">
                <text:p>0.7777765</text:p>
              </table:table-cell>
              <table:table-cell office:value-type="float" office:value="0.920155666666667">
                <text:p>0.920155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9315685693242">
                <text:p>21.9315685693242</text:p>
              </table:table-cell>
              <table:table-cell office:value-type="float" office:value="1.1664885">
                <text:p>1.1664885</text:p>
              </table:table-cell>
              <table:table-cell office:value-type="float" office:value="0.925671666666667">
                <text:p>0.925671666666667</text:p>
              </table:table-cell>
              <table:table-cell office:value-type="float" office:value="0.99498575">
                <text:p>0.99498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5165310700453">
                <text:p>22.5165310700453</text:p>
              </table:table-cell>
              <table:table-cell office:value-type="float" office:value="1.09468608333333">
                <text:p>1.09468608333333</text:p>
              </table:table-cell>
              <table:table-cell office:value-type="float" office:value="0.914381666666667">
                <text:p>0.914381666666667</text:p>
              </table:table-cell>
              <table:table-cell office:value-type="float" office:value="0.97008725">
                <text:p>0.97008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9315685693242">
                <text:p>22.9315685693242</text:p>
              </table:table-cell>
              <table:table-cell office:value-type="float" office:value="1.2363195625">
                <text:p>1.2363195625</text:p>
              </table:table-cell>
              <table:table-cell office:value-type="float" office:value="0.9578055">
                <text:p>0.9578055</text:p>
              </table:table-cell>
              <table:table-cell office:value-type="float" office:value="0.9949945625">
                <text:p>0.994994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2534966642115">
                <text:p>23.2534966642115</text:p>
              </table:table-cell>
              <table:table-cell office:value-type="float" office:value="1.3821422">
                <text:p>1.3821422</text:p>
              </table:table-cell>
              <table:table-cell office:value-type="float" office:value="0.9915521">
                <text:p>0.9915521</text:p>
              </table:table-cell>
              <table:table-cell office:value-type="float" office:value="1.0150092">
                <text:p>1.01500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9315685693242">
                <text:p>23.9315685693242</text:p>
              </table:table-cell>
              <table:table-cell office:value-type="float" office:value="1.7302803125">
                <text:p>1.7302803125</text:p>
              </table:table-cell>
              <table:table-cell office:value-type="float" office:value="1.1654454375">
                <text:p>1.1654454375</text:p>
              </table:table-cell>
              <table:table-cell office:value-type="float" office:value="1.195337">
                <text:p>1.195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2534966642115">
                <text:p>24.2534966642115</text:p>
              </table:table-cell>
              <table:table-cell office:value-type="float" office:value="1.81832565">
                <text:p>1.81832565</text:p>
              </table:table-cell>
              <table:table-cell office:value-type="float" office:value="1.2401115">
                <text:p>1.2401115</text:p>
              </table:table-cell>
              <table:table-cell office:value-type="float" office:value="1.3105289">
                <text:p>1.3105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